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77086" officeooo:paragraph-rsid="005909a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67b66e" officeooo:paragraph-rsid="0067b66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6a5f42" officeooo:paragraph-rsid="006aa21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b1d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d4a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70e99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729c3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cef2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nux Libertine O" officeooo:rsid="0056cda3" officeooo:paragraph-rsid="0056cda3"/>
    </style:style>
    <style:style style:name="P13" style:family="paragraph" style:parent-style-name="Standard">
      <style:text-properties style:font-name="Linux Libertine O" officeooo:rsid="0056cda3" officeooo:paragraph-rsid="006a5f42"/>
    </style:style>
    <style:style style:name="P14" style:family="paragraph" style:parent-style-name="Standard">
      <style:text-properties style:font-name="Linux Libertine O" officeooo:rsid="0056cda3" officeooo:paragraph-rsid="006b1dfc"/>
    </style:style>
    <style:style style:name="P15" style:family="paragraph" style:parent-style-name="Standard">
      <style:text-properties style:font-name="Linux Libertine O" officeooo:rsid="0056cda3" officeooo:paragraph-rsid="006d4a58"/>
    </style:style>
    <style:style style:name="P16" style:family="paragraph" style:parent-style-name="Standard">
      <style:text-properties style:font-name="Linux Libertine O" officeooo:rsid="0056cda3" officeooo:paragraph-rsid="0070e990"/>
    </style:style>
    <style:style style:name="P17" style:family="paragraph" style:parent-style-name="Standard">
      <style:text-properties style:font-name="Linux Libertine O" officeooo:rsid="00577086" officeooo:paragraph-rsid="00577086"/>
    </style:style>
    <style:style style:name="P18" style:family="paragraph" style:parent-style-name="Standard">
      <style:paragraph-properties fo:text-align="justify" style:justify-single-word="false"/>
      <style:text-properties style:font-name="Linux Libertine O" officeooo:rsid="0059b4d0" officeooo:paragraph-rsid="006a5f42"/>
    </style:style>
    <style:style style:name="P19" style:family="paragraph" style:parent-style-name="Standard">
      <style:text-properties style:font-name="Linux Libertine O" officeooo:rsid="006a5f42" officeooo:paragraph-rsid="006a5f42"/>
    </style:style>
    <style:style style:name="P20" style:family="paragraph" style:parent-style-name="Standard">
      <style:text-properties style:font-name="Linux Libertine O" officeooo:rsid="006b1dfc" officeooo:paragraph-rsid="006b1dfc"/>
    </style:style>
    <style:style style:name="P21" style:family="paragraph" style:parent-style-name="Standard">
      <style:text-properties style:font-name="Linux Libertine O" officeooo:rsid="006aa21f" officeooo:paragraph-rsid="006aa21f"/>
    </style:style>
    <style:style style:name="P22" style:family="paragraph" style:parent-style-name="Standard">
      <style:text-properties style:font-name="Linux Libertine O" officeooo:rsid="006bdd7e" officeooo:paragraph-rsid="006bdd7e"/>
    </style:style>
    <style:style style:name="P23" style:family="paragraph" style:parent-style-name="Standard">
      <style:paragraph-properties fo:text-align="justify" style:justify-single-word="false"/>
      <style:text-properties style:font-name="Linux Libertine O" officeooo:rsid="006bdd7e" officeooo:paragraph-rsid="006bdd7e"/>
    </style:style>
    <style:style style:name="P24" style:family="paragraph" style:parent-style-name="Standard">
      <style:paragraph-properties fo:text-align="justify" style:justify-single-word="false"/>
      <style:text-properties style:font-name="Linux Libertine O" officeooo:rsid="006bdd7e" officeooo:paragraph-rsid="006d4a58"/>
    </style:style>
    <style:style style:name="P25" style:family="paragraph" style:parent-style-name="Standard">
      <style:paragraph-properties fo:text-align="justify" style:justify-single-word="false"/>
      <style:text-properties style:font-name="Linux Libertine O" officeooo:rsid="006bdd7e" officeooo:paragraph-rsid="0070e990"/>
    </style:style>
    <style:style style:name="P26" style:family="paragraph" style:parent-style-name="Standard">
      <style:text-properties style:font-name="Linux Libertine O" officeooo:rsid="006bdd7e" officeooo:paragraph-rsid="006eeee4"/>
    </style:style>
    <style:style style:name="P27" style:family="paragraph" style:parent-style-name="Standard">
      <style:paragraph-properties fo:text-align="justify" style:justify-single-word="false"/>
      <style:text-properties style:font-name="Linux Libertine O" officeooo:rsid="00716157" officeooo:paragraph-rsid="0070e990"/>
    </style:style>
    <style:style style:name="P28" style:family="paragraph" style:parent-style-name="Standard">
      <style:paragraph-properties fo:text-align="justify" style:justify-single-word="false"/>
      <style:text-properties style:font-name="Linux Libertine O" officeooo:rsid="00729c3f" officeooo:paragraph-rsid="00729c3f"/>
    </style:style>
    <style:style style:name="P29" style:family="paragraph" style:parent-style-name="Standard">
      <style:paragraph-properties fo:text-align="justify" style:justify-single-word="false"/>
      <style:text-properties style:font-name="Linux Libertine O" officeooo:rsid="00729c3f" officeooo:paragraph-rsid="0075b4e7"/>
    </style:style>
    <style:style style:name="P30" style:family="paragraph" style:parent-style-name="Standard">
      <style:paragraph-properties fo:text-align="justify" style:justify-single-word="false"/>
      <style:text-properties officeooo:paragraph-rsid="0041665f"/>
    </style:style>
    <style:style style:name="P31" style:family="paragraph" style:parent-style-name="Standard">
      <style:paragraph-properties fo:text-align="justify" style:justify-single-word="false"/>
      <style:text-properties officeooo:paragraph-rsid="0059b52e"/>
    </style:style>
    <style:style style:name="P32" style:family="paragraph" style:parent-style-name="Standard">
      <style:paragraph-properties fo:text-align="justify" style:justify-single-word="false"/>
      <style:text-properties officeooo:paragraph-rsid="00577086"/>
    </style:style>
    <style:style style:name="P33" style:family="paragraph" style:parent-style-name="Standard">
      <style:paragraph-properties fo:text-align="justify" style:justify-single-word="false"/>
      <style:text-properties officeooo:paragraph-rsid="00675d94"/>
    </style:style>
    <style:style style:name="P34" style:family="paragraph" style:parent-style-name="Standard">
      <style:paragraph-properties fo:text-align="justify" style:justify-single-word="false"/>
      <style:text-properties officeooo:paragraph-rsid="006b1dfc"/>
    </style:style>
    <style:style style:name="P35" style:family="paragraph" style:parent-style-name="Standard">
      <style:paragraph-properties fo:text-align="justify" style:justify-single-word="false"/>
      <style:text-properties officeooo:paragraph-rsid="00729c3f"/>
    </style:style>
    <style:style style:name="P36" style:family="paragraph" style:parent-style-name="Standard">
      <style:text-properties officeooo:rsid="0056cda3" officeooo:paragraph-rsid="005cef28"/>
    </style:style>
    <style:style style:name="P37" style:family="paragraph" style:parent-style-name="Standard">
      <style:text-properties officeooo:rsid="0056cda3" officeooo:paragraph-rsid="006d4a58"/>
    </style:style>
    <style:style style:name="P38" style:family="paragraph" style:parent-style-name="Standard">
      <style:text-properties officeooo:rsid="0056cda3" officeooo:paragraph-rsid="006eeee4"/>
    </style:style>
    <style:style style:name="P39" style:family="paragraph" style:parent-style-name="Standard">
      <style:text-properties officeooo:rsid="0056cda3" officeooo:paragraph-rsid="0070e990"/>
    </style:style>
    <style:style style:name="P40" style:family="paragraph" style:parent-style-name="Standard">
      <style:text-properties officeooo:rsid="00577086" officeooo:paragraph-rsid="00577086"/>
    </style:style>
    <style:style style:name="P41" style:family="paragraph" style:parent-style-name="Standard">
      <style:paragraph-properties fo:text-align="justify" style:justify-single-word="false"/>
      <style:text-properties officeooo:rsid="0059b4d0" officeooo:paragraph-rsid="0059b4d0"/>
    </style:style>
    <style:style style:name="P42" style:family="paragraph" style:parent-style-name="Standard">
      <style:paragraph-properties fo:text-align="justify" style:justify-single-word="false"/>
      <style:text-properties officeooo:rsid="0059b4d0" officeooo:paragraph-rsid="006a5f42"/>
    </style:style>
    <style:style style:name="P43" style:family="paragraph" style:parent-style-name="Standard">
      <style:paragraph-properties fo:text-align="justify" style:justify-single-word="false"/>
      <style:text-properties officeooo:rsid="0059b4d0" officeooo:paragraph-rsid="006b1dfc"/>
    </style:style>
    <style:style style:name="P44" style:family="paragraph" style:parent-style-name="Standard">
      <style:paragraph-properties fo:text-align="justify" style:justify-single-word="false"/>
      <style:text-properties officeooo:rsid="00659f2c" officeooo:paragraph-rsid="0067b66e"/>
    </style:style>
    <style:style style:name="P45" style:family="paragraph" style:parent-style-name="Standard">
      <style:paragraph-properties fo:text-align="justify" style:justify-single-word="false"/>
      <style:text-properties officeooo:rsid="00659f2c" officeooo:paragraph-rsid="006a5f42"/>
    </style:style>
    <style:style style:name="P46" style:family="paragraph" style:parent-style-name="Standard">
      <style:paragraph-properties fo:text-align="justify" style:justify-single-word="false"/>
      <style:text-properties officeooo:rsid="00659f2c" officeooo:paragraph-rsid="00659f2c"/>
    </style:style>
    <style:style style:name="P47" style:family="paragraph" style:parent-style-name="Standard">
      <style:text-properties officeooo:paragraph-rsid="00675d94"/>
    </style:style>
    <style:style style:name="P48" style:family="paragraph" style:parent-style-name="Standard">
      <style:paragraph-properties fo:text-align="justify" style:justify-single-word="false"/>
      <style:text-properties officeooo:rsid="00675d94" officeooo:paragraph-rsid="00675d94"/>
    </style:style>
    <style:style style:name="P49" style:family="paragraph" style:parent-style-name="Standard">
      <style:paragraph-properties fo:text-align="justify" style:justify-single-word="false"/>
      <style:text-properties officeooo:rsid="00675d94" officeooo:paragraph-rsid="0067b66e"/>
    </style:style>
    <style:style style:name="P50" style:family="paragraph" style:parent-style-name="Standard">
      <style:paragraph-properties fo:text-align="justify" style:justify-single-word="false"/>
      <style:text-properties officeooo:rsid="00675d94" officeooo:paragraph-rsid="00577086"/>
    </style:style>
    <style:style style:name="P51" style:family="paragraph" style:parent-style-name="Standard">
      <style:paragraph-properties fo:text-align="justify" style:justify-single-word="false"/>
      <style:text-properties officeooo:rsid="006a5f42" officeooo:paragraph-rsid="006a5f42"/>
    </style:style>
    <style:style style:name="P52" style:family="paragraph" style:parent-style-name="Standard">
      <style:paragraph-properties fo:text-align="justify" style:justify-single-word="false"/>
      <style:text-properties officeooo:rsid="006a5f42" officeooo:paragraph-rsid="006aa21f"/>
    </style:style>
    <style:style style:name="P53" style:family="paragraph" style:parent-style-name="Standard">
      <style:paragraph-properties fo:text-align="justify" style:justify-single-word="false"/>
      <style:text-properties officeooo:rsid="006a5f42" officeooo:paragraph-rsid="006b1dfc"/>
    </style:style>
    <style:style style:name="P54" style:family="paragraph" style:parent-style-name="Standard">
      <style:paragraph-properties fo:text-align="justify" style:justify-single-word="false"/>
      <style:text-properties officeooo:rsid="006a5f42" officeooo:paragraph-rsid="006eeee4"/>
    </style:style>
    <style:style style:name="P55" style:family="paragraph" style:parent-style-name="Standard">
      <style:text-properties officeooo:rsid="006b1dfc" officeooo:paragraph-rsid="006b1dfc"/>
    </style:style>
    <style:style style:name="P56" style:family="paragraph" style:parent-style-name="Standard">
      <style:text-properties officeooo:rsid="006b1dfc" officeooo:paragraph-rsid="006eeee4"/>
    </style:style>
    <style:style style:name="P57" style:family="paragraph" style:parent-style-name="Standard">
      <style:paragraph-properties fo:text-align="justify" style:justify-single-word="false"/>
      <style:text-properties officeooo:rsid="006bdd7e" officeooo:paragraph-rsid="006eeee4"/>
    </style:style>
    <style:style style:name="P58" style:family="paragraph" style:parent-style-name="Standard">
      <style:paragraph-properties fo:text-align="justify" style:justify-single-word="false"/>
      <style:text-properties officeooo:rsid="006bdd7e" officeooo:paragraph-rsid="0070e990"/>
    </style:style>
    <style:style style:name="P59" style:family="paragraph" style:parent-style-name="Standard">
      <style:paragraph-properties fo:text-align="justify" style:justify-single-word="false"/>
      <style:text-properties officeooo:rsid="005232cc" officeooo:paragraph-rsid="00716157"/>
    </style:style>
    <style:style style:name="P60" style:family="paragraph" style:parent-style-name="Standard">
      <style:paragraph-properties fo:text-align="justify" style:justify-single-word="false"/>
      <style:text-properties officeooo:rsid="005232cc" officeooo:paragraph-rsid="006eeee4"/>
    </style:style>
    <style:style style:name="P61" style:family="paragraph" style:parent-style-name="Standard">
      <style:paragraph-properties fo:text-align="justify" style:justify-single-word="false"/>
      <style:text-properties officeooo:rsid="0070e990" officeooo:paragraph-rsid="0070e990"/>
    </style:style>
    <style:style style:name="P62" style:family="paragraph" style:parent-style-name="Standard">
      <style:text-properties officeooo:paragraph-rsid="0070e990"/>
    </style:style>
    <style:style style:name="P63" style:family="paragraph" style:parent-style-name="Standard">
      <style:text-properties officeooo:rsid="00729c3f" officeooo:paragraph-rsid="00729c3f"/>
    </style:style>
    <style:style style:name="P64" style:family="paragraph" style:parent-style-name="Standard">
      <style:paragraph-properties fo:margin-top="0cm" fo:margin-bottom="0cm" loext:contextual-spacing="false"/>
    </style:style>
    <style:style style:name="P65" style:family="paragraph" style:parent-style-name="Standard">
      <style:paragraph-properties fo:margin-top="0cm" fo:margin-bottom="0cm" loext:contextual-spacing="false"/>
      <style:text-properties officeooo:paragraph-rsid="006eeee4"/>
    </style:style>
    <style:style style:name="P66" style:family="paragraph" style:parent-style-name="Standard">
      <style:paragraph-properties fo:break-before="page"/>
      <style:text-properties officeooo:rsid="0056cda3" officeooo:paragraph-rsid="006b1dfc"/>
    </style:style>
    <style:style style:name="P6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93c0a" style:font-size-asian="9pt" style:font-weight-asian="bold" style:font-name-complex="Arial1" style:font-size-complex="9pt" style:font-weight-complex="bold"/>
    </style:style>
    <style:style style:name="T9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1" style:family="text">
      <style:text-properties style:font-name="DejaVu Sans Mono1" fo:font-size="10pt" fo:font-weight="bold" officeooo:rsid="006bdd7e" style:font-size-asian="10pt" style:font-weight-asian="bold" style:font-size-complex="10pt" style:font-weight-complex="bold"/>
    </style:style>
    <style:style style:name="T12" style:family="text">
      <style:text-properties style:font-name="Linux Libertine O"/>
    </style:style>
    <style:style style:name="T13" style:family="text">
      <style:text-properties style:font-name="Linux Libertine O" officeooo:rsid="00167c96"/>
    </style:style>
    <style:style style:name="T14" style:family="text">
      <style:text-properties style:font-name="Linux Libertine O" officeooo:rsid="0041665f"/>
    </style:style>
    <style:style style:name="T15" style:family="text">
      <style:text-properties style:font-name="Linux Libertine O" officeooo:rsid="001744a1"/>
    </style:style>
    <style:style style:name="T16" style:family="text">
      <style:text-properties style:font-name="Linux Libertine O" officeooo:rsid="0059b52e"/>
    </style:style>
    <style:style style:name="T17" style:family="text">
      <style:text-properties style:font-name="Linux Libertine O" officeooo:rsid="0056cda3"/>
    </style:style>
    <style:style style:name="T18" style:family="text">
      <style:text-properties style:font-name="Linux Libertine O" officeooo:rsid="006bdd7e"/>
    </style:style>
    <style:style style:name="T19" style:family="text">
      <style:text-properties style:font-name="Linux Libertine O" officeooo:rsid="006d4a58"/>
    </style:style>
    <style:style style:name="T20" style:family="text">
      <style:text-properties style:font-name="Linux Libertine O" officeooo:rsid="006eeee4"/>
    </style:style>
    <style:style style:name="T21" style:family="text">
      <style:text-properties style:font-name="Linux Libertine O" officeooo:rsid="0070e990"/>
    </style:style>
    <style:style style:name="T22" style:family="text">
      <style:text-properties style:font-name="Linux Libertine O" officeooo:rsid="00716157"/>
    </style:style>
    <style:style style:name="T23" style:family="text">
      <style:text-properties style:font-name="Linux Libertine O" officeooo:rsid="00757ac4"/>
    </style:style>
    <style:style style:name="T24" style:family="text">
      <style:text-properties style:font-name="Linux Libertine O" officeooo:rsid="007644e6"/>
    </style:style>
    <style:style style:name="T25" style:family="text">
      <style:text-properties style:font-size-asian="10pt" style:font-weight-asian="bold" style:font-size-complex="10pt" style:font-weight-complex="bold"/>
    </style:style>
    <style:style style:name="T26" style:family="text">
      <style:text-properties officeooo:rsid="00675d94" style:font-size-asian="10pt" style:font-weight-asian="bold" style:font-size-complex="10pt" style:font-weight-complex="bold"/>
    </style:style>
    <style:style style:name="T27" style:family="text">
      <style:text-properties officeooo:rsid="0067b66e" style:font-size-asian="10pt" style:font-weight-asian="bold" style:font-size-complex="10pt" style:font-weight-complex="bold"/>
    </style:style>
    <style:style style:name="T28" style:family="text">
      <style:text-properties officeooo:rsid="006a5f42" style:font-size-asian="10pt" style:font-weight-asian="bold" style:font-size-complex="10pt" style:font-weight-complex="bold"/>
    </style:style>
    <style:style style:name="T29" style:family="text">
      <style:text-properties officeooo:rsid="007a084f" style:font-size-asian="10pt" style:font-weight-asian="bold" style:font-size-complex="10pt" style:font-weight-complex="bold"/>
    </style:style>
    <style:style style:name="T30" style:family="text">
      <style:text-properties officeooo:rsid="0056cda3"/>
    </style:style>
    <style:style style:name="T31" style:family="text">
      <style:text-properties officeooo:rsid="00675d94"/>
    </style:style>
    <style:style style:name="T32" style:family="text">
      <style:text-properties officeooo:rsid="0067b66e"/>
    </style:style>
    <style:style style:name="T33" style:family="text">
      <style:text-properties officeooo:rsid="006bdd7e"/>
    </style:style>
    <style:style style:name="T34" style:family="text">
      <style:text-properties officeooo:rsid="006eeee4"/>
    </style:style>
    <style:style style:name="T35" style:family="text">
      <style:text-properties officeooo:rsid="0070e990"/>
    </style:style>
    <style:style style:name="T36" style:family="text">
      <style:text-properties officeooo:rsid="00729c3f"/>
    </style:style>
    <style:style style:name="T37" style:family="text">
      <style:text-properties officeooo:rsid="00757ac4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Uso <text:span text:style-name="T3">de Docker Swarm</text:span></text:h>
      <text:p text:style-name="Heading_20_2">C<text:span text:style-name="T32">reando un Swarm Docker</text:span></text:p>
      <text:p text:style-name="P30"><text:span text:style-name="T13">Ejecute </text:span><text:span text:style-name="T14">los siguientes comando</text:span><text:span text:style-name="T13"> en una consola </text:span><text:span text:style-name="T15">y explique que es lo que hacen usando la documentación de Docker </text:span><text:span text:style-name="T23">Swarm</text:span><text:span text:style-name="T15">: </text:span></text:p>
      <text:p text:style-name="Heading_20_3">Crear <text:s/>máquina<text:span text:style-name="T31">s para el cluster</text:span></text:p>
      <text:p text:style-name="P12"/>
      <text:p text:style-name="P12">Para crear <text:span text:style-name="T31">las</text:span> máquina<text:span text:style-name="T31">s</text:span> utilizar <text:span text:style-name="T37">como nodos con los</text:span> comando<text:span text:style-name="T31">s</text:span>:</text:p>
      <text:p text:style-name="P47"><text:span text:style-name="Source_20_Text"><text:span text:style-name="T30">docker-machine create -d virtualbox node-1</text:span></text:span></text:p>
      <text:p text:style-name="P47"><text:span text:style-name="Source_20_Text"/></text:p>
      <text:p text:style-name="P47"><text:span text:style-name="Source_20_Text">docker-machine create -d virtualbox node-2</text:span></text:p>
      <text:p text:style-name="P47"><text:span text:style-name="Source_20_Text"/></text:p>
      <text:p text:style-name="P47"><text:span text:style-name="Source_20_Text">docker-machine create -d virtualbox node-3</text:span></text:p>
      <text:p text:style-name="P12"/>
      <text:p text:style-name="P17">Podemos observar <text:span text:style-name="T31">las máquinas recién creadas mediante:</text:span></text:p>
      <text:p text:style-name="P40"><text:span text:style-name="T10">docker-</text:span><text:span text:style-name="T9">machine ls</text:span><text:span text:style-name="T10"> </text:span></text:p>
      <text:p text:style-name="P50">Tome nota de las direcciones IP de cada una de las machine.</text:p>
      <text:p text:style-name="P32"/>
      <text:p text:style-name="P48">Ingresamos a la machine node-1 para inicializar un cluster swarm</text:p>
      <text:p text:style-name="P33"><text:span text:style-name="Source_20_Text"><text:span text:style-name="T26">eval $(docker-machine env node-1)</text:span></text:span></text:p>
      <text:p text:style-name="P4"/>
      <text:p text:style-name="P5">docker swarm init \</text:p>
      <text:p text:style-name="P5">--advertise-addr $(docker-machine ip node-1) \</text:p>
      <text:p text:style-name="P5">--listen-addr $(docker-machine ip node-1):2377</text:p>
      <text:p text:style-name="P49"/>
      <text:p text:style-name="P49"><text:span text:style-name="T32">L</text:span>a salida del comando (algo como esto):</text:p>
      <text:p text:style-name="P44"><text:span text:style-name="Source_20_Text"><text:span text:style-name="T27">To add a worker to this swarm, run the following command:</text:span></text:span></text:p>
      <text:p text:style-name="P44"><text:span text:style-name="Source_20_Text"><text:span text:style-name="T27"><text:s text:c="3"/>docker swarm join \</text:span></text:span></text:p>
      <text:p text:style-name="P44"><text:span text:style-name="Source_20_Text"><text:span text:style-name="T27"><text:s text:c="3"/>--token SWMTKN-1-3z26o3av9pq9f6cwalp26efqw727e4tebc5e4ie7jc7bm14r \</text:span></text:span></text:p>
      <text:p text:style-name="P44"><text:span text:style-name="Source_20_Text"><text:span text:style-name="T27"><text:s text:c="3"/>192.168.99.100:2377</text:span></text:span></text:p>
      <text:p text:style-name="P44"><text:span text:style-name="Source_20_Text"><text:span text:style-name="T27">To add a manager to this swarm, run 'docker swarm join-token manager' and follow the instructions.</text:span></text:span></text:p>
      <text:p text:style-name="P49"/>
      <text:p text:style-name="P49"><text:span text:style-name="T32">Anótelo</text:span> ya que lo necesitará para incorporar las otras machines al cluster.</text:p>
      <text:p text:style-name="P42"/>
      <text:p text:style-name="P51">Ejecutamos la salida del comando anterior en cada uno de los otros nodos (reemplazarlo por la IP y el token que tenga la salida en su caso)</text:p>
      <text:p text:style-name="P51">En el node-2</text:p>
      <text:p text:style-name="P42"><text:span text:style-name="Source_20_Text"><text:span text:style-name="T26">eval $(docker-machine env node-</text:span></text:span><text:span text:style-name="Source_20_Text"><text:span text:style-name="T28">2</text:span></text:span><text:span text:style-name="Source_20_Text"><text:span text:style-name="T26">)</text:span></text:span></text:p>
      <text:p text:style-name="P42"><text:span text:style-name="Source_20_Text"><text:span text:style-name="T26"/></text:span></text:p>
      <text:p text:style-name="P45"><text:span text:style-name="Source_20_Text"><text:span text:style-name="T27">docker swarm join \</text:span></text:span></text:p>
      <text:p text:style-name="P45"><text:span text:style-name="Source_20_Text"><text:span text:style-name="T27">--token SWMTKN-1-3z26o3av9pq9f6cwalp26efqw727e4tebc5e4ie7jc7bm14r \</text:span></text:span></text:p>
      <text:p text:style-name="P45"><text:span text:style-name="Source_20_Text"><text:span text:style-name="T27">192.168.99.100:2377</text:span></text:span></text:p>
      <text:p text:style-name="P46"/>
      <text:p text:style-name="P51"><text:soft-page-break/>En la machine node-3</text:p>
      <text:p text:style-name="P42"><text:span text:style-name="Source_20_Text"><text:span text:style-name="T26">eval $(docker-machine env node-</text:span></text:span><text:span text:style-name="Source_20_Text"><text:span text:style-name="T29">3</text:span></text:span><text:span text:style-name="Source_20_Text"><text:span text:style-name="T26">)</text:span></text:span></text:p>
      <text:p text:style-name="P42"><text:span text:style-name="Source_20_Text"><text:span text:style-name="T26"/></text:span></text:p>
      <text:p text:style-name="P45"><text:span text:style-name="Source_20_Text"><text:span text:style-name="T27">docker swarm join \</text:span></text:span></text:p>
      <text:p text:style-name="P45"><text:span text:style-name="Source_20_Text"><text:span text:style-name="T27">--token SWMTKN-1-3z26o3av9pq9f6cwalp26efqw727e4tebc5e4ie7jc7bm14r \</text:span></text:span></text:p>
      <text:p text:style-name="P45"><text:span text:style-name="Source_20_Text"><text:span text:style-name="T27">192.168.99.100:2377</text:span></text:span></text:p>
      <text:p text:style-name="P13"/>
      <text:p text:style-name="P51">Si en algún momento necesitamos saber el token para unirse al cluster ejecutar el siguiente comando</text:p>
      <text:p text:style-name="P51"><text:span text:style-name="Source_20_Text">docker swarm join-token -q worker</text:span></text:p>
      <text:p text:style-name="P18"/>
      <text:p text:style-name="P19">Regresamos al nodo node-1 y vemos el estado del cluster con:</text:p>
      <text:p text:style-name="P51"><text:span text:style-name="Source_20_Text"><text:span text:style-name="T26">eval $(docker-machine env node-1)</text:span></text:span></text:p>
      <text:p text:style-name="P51"><text:span text:style-name="Source_20_Text"><text:span text:style-name="T26"/></text:span></text:p>
      <text:p text:style-name="P51"><text:span text:style-name="Source_20_Text"><text:span text:style-name="T25">docker node ls</text:span></text:span></text:p>
      <text:p text:style-name="Text_20_body"/>
      <text:p text:style-name="P19">Analizar y explicar la salida del comando.</text:p>
      <text:p text:style-name="Heading_20_3">Agregando una red virtual para utilizar en el cluster</text:p>
      <text:p text:style-name="P20"/>
      <text:p text:style-name="P20">Para agregar una red para ser utilizada en el cluster ejecutar:</text:p>
      <text:p text:style-name="P52"><text:span text:style-name="Source_20_Text"><text:span text:style-name="T26">eval $(docker-machine env node-1)</text:span></text:span></text:p>
      <text:p text:style-name="P52"><text:span text:style-name="Source_20_Text"><text:span text:style-name="T26">docker network create --driver overlay go-demo</text:span></text:span></text:p>
      <text:p text:style-name="P31"/>
      <text:p text:style-name="P21">Vemos la información de la red creada con:</text:p>
      <text:p text:style-name="P6"><text:span text:style-name="Source_20_Text"><text:span text:style-name="T31">docker network ls</text:span></text:span></text:p>
      <text:p text:style-name="P41"/>
      <text:p text:style-name="P36"><text:span text:style-name="T12">Para </text:span><text:span text:style-name="T16"><text:s/>la</text:span><text:span text:style-name="T12"> máqu</text:span><text:span text:style-name="T16">ina creada anteriormente</text:span><text:span text:style-name="T12"> utilizar el comando:</text:span></text:p>
      <text:p text:style-name="P11">docker-machine restart machine1</text:p>
      <text:p text:style-name="P11"/>
      <text:p text:style-name="Heading_20_2">Agregando servicios (containers) al cluster</text:p>
      <text:p text:style-name="P20"/>
      <text:p text:style-name="P55"><text:span text:style-name="T12">Para agregar </text:span><text:span text:style-name="T18">servicio al cluster (un servicio consta de una o más instancias de un container) usamos el siguiente comando:</text:span></text:p>
      <text:p text:style-name="P53"><text:span text:style-name="Source_20_Text"><text:span text:style-name="T26">eval $(docker-machine env node-1)</text:span></text:span></text:p>
      <text:p text:style-name="P53"><text:span text:style-name="Source_20_Text"><text:span text:style-name="T26">docker service create --name go-demo-db \</text:span></text:span></text:p>
      <text:p text:style-name="P64"><text:span text:style-name="Source_20_Text"><text:s/>-p 27017 \</text:span></text:p>
      <text:p text:style-name="P64"><text:span text:style-name="Source_20_Text"><text:s/>--network go-demo \</text:span></text:p>
      <text:p text:style-name="P64"><text:span text:style-name="Source_20_Text"><text:s/>--</text:span><text:span text:style-name="Source_20_Text"><text:span text:style-name="T33">detach=false \</text:span></text:span></text:p>
      <text:p text:style-name="P64"><text:span text:style-name="Source_20_Text"><text:s/>mongo</text:span></text:p>
      <text:p text:style-name="P34"/>
      <text:p text:style-name="P22">En este caso un container MongoDB. Explique las opciones del comando anterior.</text:p>
      <text:p text:style-name="P43"/>
      <text:p text:style-name="P14"/>
      <text:p text:style-name="P66"><text:span text:style-name="T12">Para </text:span><text:span text:style-name="T16"><text:s/></text:span><text:span text:style-name="T18">ver los servicios del cluster usar el comando:</text:span></text:p>
      <text:p text:style-name="P7">docker <text:span text:style-name="T33">service ls </text:span></text:p>
      <text:p text:style-name="P23">Explique la salida del comando anterior.</text:p>
      <text:p text:style-name="P15"/>
      <text:p text:style-name="P37"><text:span text:style-name="T12">Para </text:span><text:span text:style-name="T18">ver </text:span><text:span text:style-name="T19">los detaller del servicio utilizar</text:span><text:span text:style-name="T18">:</text:span></text:p>
      <text:p text:style-name="P8">docker <text:span text:style-name="T33">service inspect go-demo-db </text:span></text:p>
      <text:p text:style-name="P24"/>
      <text:p text:style-name="P56"><text:span text:style-name="T20">Ahora que tenemos la base de datos agreguemos un container go-demo</text:span><text:span text:style-name="T18">:</text:span></text:p>
      <text:p text:style-name="P54"><text:span text:style-name="Source_20_Text"><text:span text:style-name="T26">eval $(docker-machine env node-1)</text:span></text:span></text:p>
      <text:p text:style-name="P54"><text:span text:style-name="Source_20_Text"><text:span text:style-name="T26">docker service create --name go-demo \</text:span></text:span></text:p>
      <text:p text:style-name="P65"><text:span text:style-name="Source_20_Text"><text:s/>-p </text:span><text:span text:style-name="Source_20_Text"><text:span text:style-name="T34">8080</text:span></text:span><text:span text:style-name="Source_20_Text"> \</text:span></text:p>
      <text:p text:style-name="P65"><text:span text:style-name="Source_20_Text"><text:s/>-e DB=go-demo-db \</text:span></text:p>
      <text:p text:style-name="P65"><text:span text:style-name="Source_20_Text"><text:s/>--network go-demo \</text:span></text:p>
      <text:p text:style-name="P65"><text:span text:style-name="Source_20_Text"><text:s/>--</text:span><text:span text:style-name="Source_20_Text"><text:span text:style-name="T33">detach=false \</text:span></text:span></text:p>
      <text:p text:style-name="P65"><text:span text:style-name="Source_20_Text"><text:s/>vfarcic/go-demo</text:span></text:p>
      <text:p text:style-name="P26"/>
      <text:p text:style-name="P38"><text:span text:style-name="T20">Volvamos a analizar la salida de</text:span><text:span text:style-name="T18">:</text:span></text:p>
      <text:p text:style-name="P60"><text:span text:style-name="T9">docker </text:span><text:span text:style-name="T11">service ls </text:span></text:p>
      <text:p text:style-name="Heading_20_2">Escalando servicios en el cluster</text:p>
      <text:p text:style-name="P16"/>
      <text:p text:style-name="P62"><text:span text:style-name="T17">Para </text:span><text:span text:style-name="T16"><text:s/></text:span><text:span text:style-name="T21">cambiar el número de réplicas de un servicio usar</text:span><text:span text:style-name="T18">:</text:span></text:p>
      <text:p text:style-name="P9"><text:span text:style-name="Source_20_Text">docker service update --replicas 5 --</text:span><text:span text:style-name="Source_20_Text"><text:span text:style-name="T35">detach=false </text:span></text:span><text:span text:style-name="Source_20_Text">go-demo</text:span></text:p>
      <text:p text:style-name="P58"><text:span text:style-name="T12">Explique </text:span><text:span text:style-name="T21">que hace </text:span><text:span text:style-name="T12">el comando anterior </text:span><text:span text:style-name="T21">y su salida</text:span><text:span text:style-name="T12">.</text:span></text:p>
      <text:p text:style-name="P16"/>
      <text:p text:style-name="P39"><text:span text:style-name="T20">Volvamos a analizar la salida de</text:span><text:span text:style-name="T18">:</text:span></text:p>
      <text:p text:style-name="P9">docker <text:span text:style-name="T33">service ls </text:span></text:p>
      <text:p text:style-name="P25"/>
      <text:p text:style-name="P61"><text:span text:style-name="T12">Y además </text:span><text:span text:style-name="T22">si deseamos más </text:span><text:span text:style-name="T24">información</text:span><text:span text:style-name="T22"> sobre el servicio utilizamos:</text:span></text:p>
      <text:p text:style-name="P59"><text:span text:style-name="T9">docker </text:span><text:span text:style-name="T11">service ps go-demo </text:span></text:p>
      <text:p text:style-name="P27"/>
      <text:p text:style-name="Heading_20_2">Probando el failover de<text:span text:style-name="T36">l cluster</text:span></text:p>
      <text:p text:style-name="Standard"/>
      <text:p text:style-name="P63">Primero analicemos el estado del servicio go-demo con el comando:</text:p>
      <text:p text:style-name="P10">docker <text:span text:style-name="T33">service ps go-demo </text:span></text:p>
      <text:p text:style-name="P57"/>
      <text:p text:style-name="P28">Ahora simularemos la caída del nodo node-3 con el comando:</text:p>
      <text:p text:style-name="P35"><text:span text:style-name="Source_20_Text">docker-machine rm</text:span> <text:span text:style-name="Source_20_Text">-f node-3</text:span></text:p>
      <text:p text:style-name="P10"/>
      <text:p text:style-name="P63">Volvamos a analizar el estado del servicio go-demo con el comando:</text:p>
      <text:p text:style-name="P10">docker <text:span text:style-name="T33">service ps go-demo </text:span></text:p>
      <text:p text:style-name="P29">Qué ocurrió? </text:p>
      <text:p text:style-name="P29">Siga ejecutando el comando cada 10 o 15 segundos y vea si hay cambios.</text:p>
      <text:p text:style-name="P28">Qué pasó con los containers que estaban en el nodo node-3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93c0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2</text:span> - Uso <text:span text:style-name="MT3">de</text:span> <text:span text:style-name="MT2">Docker Swarm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2 - Docker Swarm</dc:title>
    <dc:subject>Docker Swarm</dc:subject>
    <meta:initial-creator>Gabriel </meta:initial-creator>
    <meta:creation-date>2015-03-25T17:24:42.108309479</meta:creation-date>
    <dc:language>en-US</dc:language>
    <meta:editing-cycles>71</meta:editing-cycles>
    <meta:editing-duration>P2DT8H3M22S</meta:editing-duration>
    <dc:date>2018-05-16T16:18:49.036056613</dc:date>
    <meta:keyword>consolidacion tics containers docker swarm</meta:keyword>
    <meta:document-statistic meta:table-count="0" meta:image-count="0" meta:object-count="0" meta:page-count="3" meta:paragraph-count="93" meta:word-count="610" meta:character-count="3916" meta:non-whitespace-character-count="3381"/>
    <meta:user-defined meta:name="Info 1"/>
    <meta:user-defined meta:name="Info 2"/>
    <meta:user-defined meta:name="Info 3"/>
    <meta:user-defined meta:name="Info 4"/>
  </office:meta>
</office:document-meta>
</file>